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Preformatted_20_Text">
      <style:text-properties fo:background-color="#000000"/>
    </style:style>
    <style:style style:name="P3" style:family="paragraph" style:parent-style-name="Preformatted_20_Text">
      <style:text-properties fo:background-color="#000000"/>
    </style:style>
    <style:style style:name="P4" style:family="paragraph" style:parent-style-name="Preformatted_20_Text">
      <style:paragraph-properties fo:margin-top="0in" fo:margin-bottom="0.1965in"/>
    </style:style>
    <style:style style:name="T1" style:family="text">
      <style:text-properties fo:background-color="#00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croll_holder">
        <text:section text:style-name="Sect1" text:name="cont">
          <text:p text:style-name="Preformatted_20_Text">INTRO: <text:s text:c="3"/>Am <text:s/>Am/G F <text:s/>Am/G <text:s text:c="6"/>X2</text:p>
          <text:p text:style-name="Preformatted_20_Text"/>
          <text:p text:style-name="Preformatted_20_Text"><text:s text:c="5"/>Am <text:s text:c="13"/>Am/G <text:s text:c="11"/>F <text:s text:c="3"/>G</text:p>
          <text:p text:style-name="Preformatted_20_Text">I've been alone with you inside my mind </text:p>
          <text:p text:style-name="Preformatted_20_Text"><text:s text:c="4"/>Am <text:s text:c="16"/>Am/G <text:s text:c="12"/>F <text:s text:c="5"/>G</text:p>
          <text:p text:style-name="Preformatted_20_Text">And in my dreams I've kissed your lips a thousand times </text:p>
          <text:p text:style-name="Preformatted_20_Text"><text:s text:c="2"/>Am <text:s text:c="16"/>Am/G <text:s text:c="13"/>F <text:s text:c="3"/>G</text:p>
          <text:p text:style-name="Preformatted_20_Text">I sometimes see you pass outside my door </text:p>
          <text:p text:style-name="Preformatted_20_Text">Am <text:s text:c="2"/>Am/G <text:s text:c="3"/>F <text:s text:c="17"/>A</text:p>
          <text:p text:style-name="Preformatted_20_Text">Hello, is it me you're looking for? </text:p>
          <text:p text:style-name="Preformatted_20_Text"/>
          <text:p text:style-name="Preformatted_20_Text"><text:s text:c="6"/>Dm <text:s text:c="13"/>G</text:p>
          <text:p text:style-name="Preformatted_20_Text">I can see it in your eyes </text:p>
          <text:p text:style-name="Preformatted_20_Text"><text:s text:c="6"/>C <text:s text:c="14"/>F</text:p>
          <text:p text:style-name="Preformatted_20_Text">I can see it in your smile </text:p>
          <text:p text:style-name="Preformatted_20_Text"><text:s text:c="7"/>Bb <text:s text:c="10"/>Esus4 E <text:s text:c="11"/>Am <text:s text:c="3"/>Am/B <text:s text:c="2"/>Am/C </text:p>
          <text:p text:style-name="Preformatted_20_Text">You're all I've ever wanted, (and) my arms are open wide </text:p>
          <text:p text:style-name="Preformatted_20_Text"><text:s text:c="7"/>Dm <text:s text:c="21"/>G</text:p>
          <text:p text:style-name="Preformatted_20_Text">'Cause you know just what to say </text:p>
          <text:p text:style-name="Preformatted_20_Text"><text:s text:c="8"/>C <text:s text:c="17"/>F</text:p>
          <text:p text:style-name="Preformatted_20_Text">And you know just what to do </text:p>
          <text:p text:style-name="Preformatted_20_Text"><text:s text:c="6"/>Bb <text:s text:c="15"/>Esus4 <text:s/>E <text:s text:c="5"/>Am <text:s/>G <text:s/>F <text:s/>G </text:p>
          <text:p text:style-name="Preformatted_20_Text">And I want to tell you so much, I love you ... </text:p>
          <text:p text:style-name="Preformatted_20_Text"/>
          <text:p text:style-name="Preformatted_20_Text"><text:s text:c="5"/>Am <text:s text:c="13"/>Am/G <text:s text:c="11"/>F <text:s text:c="3"/>G</text:p>
          <text:p text:style-name="Preformatted_20_Text">I long to see the sunlight in your hair </text:p>
          <text:p text:style-name="Preformatted_20_Text"><text:s text:c="4"/>Am <text:s text:c="16"/>Am/G <text:s text:c="12"/>F <text:s text:c="5"/>G</text:p>
          <text:p text:style-name="Preformatted_20_Text">And tell you time and time again how much I care </text:p>
          <text:p text:style-name="Preformatted_20_Text"><text:s text:c="2"/>Am <text:s text:c="16"/>Am/G <text:s text:c="13"/>F <text:s text:c="3"/>G</text:p>
          <text:p text:style-name="Preformatted_20_Text">Sometimes I feel my heart will overflow </text:p>
          <text:p text:style-name="Preformatted_20_Text">Am <text:s/>Am/G <text:s text:c="7"/>F <text:s text:c="14"/>A</text:p>
          <text:p text:style-name="Preformatted_20_Text">Hello, I've just got to let you know </text:p>
          <text:p text:style-name="Preformatted_20_Text"/>
          <text:p text:style-name="Preformatted_20_Text"/>
          <text:p text:style-name="Preformatted_20_Text"><text:s text:c="9"/>Dm <text:s text:c="14"/>G</text:p>
          <text:p text:style-name="Preformatted_20_Text">'Cause I wonder where you are </text:p>
          <text:p text:style-name="Preformatted_20_Text"><text:s text:c="6"/>C <text:s text:c="14"/>F</text:p>
          <text:p text:style-name="Preformatted_20_Text">And I wonder what you do </text:p>
          <text:p text:style-name="Preformatted_20_Text"><text:s text:c="7"/>Bb <text:s text:c="10"/>Esus4 E <text:s text:c="11"/>Am <text:s text:c="3"/>Am/B <text:s text:c="2"/>Am/C </text:p>
          <text:p text:style-name="Preformatted_20_Text">Are you somewhere feeling lonely, or is someone loving you? </text:p>
          <text:p text:style-name="Preformatted_20_Text"><text:s text:c="8"/>Dm <text:s text:c="15"/>G</text:p>
          <text:p text:style-name="Preformatted_20_Text">Tell me how to win your heart </text:p>
          <text:p text:style-name="Preformatted_20_Text"><text:s text:c="6"/>C <text:s text:c="14"/>F</text:p>
          <text:p text:style-name="Preformatted_20_Text">For I haven't got a clue </text:p>
          <text:p text:style-name="Preformatted_20_Text"><text:s text:c="4"/>Bb <text:s text:c="12"/>Esus4 E <text:s text:c="7"/>Am <text:s/>G <text:s/>F <text:s/>G</text:p>
          <text:p text:style-name="Preformatted_20_Text">But let me start by saying, I love you ... </text:p>
          <text:p text:style-name="Preformatted_20_Text"/>
          <text:p text:style-name="Preformatted_20_Text"/>
          <text:p text:style-name="Preformatted_20_Text"/>
          <text:p text:style-name="Preformatted_20_Text">Am <text:s/>Am/G F <text:s text:c="11"/>A</text:p>
          <text:p text:style-name="Preformatted_20_Text">Hello, is it me you're looking for? </text:p>
          <text:p text:style-name="Preformatted_20_Text"><text:s text:c="10"/>Dm <text:s text:c="14"/>G</text:p>
          <text:p text:style-name="Preformatted_20_Text">'Cause I wonder where you are </text:p>
          <text:p text:style-name="Preformatted_20_Text"><text:s text:c="6"/>C <text:s text:c="14"/>F</text:p>
          <text:p text:style-name="Preformatted_20_Text">And I wonder what you do </text:p>
          <text:p text:style-name="Preformatted_20_Text"><text:s text:c="7"/>Bb <text:s text:c="12"/>Esus4 E <text:s text:c="11"/>Am <text:s text:c="3"/>Am/B <text:s text:c="2"/>Am/C </text:p>
          <text:p text:style-name="Preformatted_20_Text">Are you somewhere feeling lonely, or is someone loving you? </text:p>
          <text:p text:style-name="Preformatted_20_Text"><text:s text:c="8"/>Dm <text:s text:c="15"/>G</text:p>
          <text:p text:style-name="Preformatted_20_Text">Tell me how to win your heart </text:p>
          <text:p text:style-name="Preformatted_20_Text"><text:s text:c="6"/>C <text:s text:c="14"/>F</text:p>
          <text:p text:style-name="Preformatted_20_Text">For I haven't got a clue </text:p>
          <text:p text:style-name="Preformatted_20_Text"><text:s text:c="4"/>Bb <text:s text:c="13"/>Esus4 E <text:s text:c="6"/>Am <text:s/>G <text:s/>F <text:s/>G <text:s text:c="21"/>A</text:p>
          <text:p text:style-name="P4">but let me start by saying, I love you ... 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MT1" style:family="text">
      <style:text-properties fo:background-color="#000000"/>
    </style:style>
    <style:page-layout style:name="Mpm1">
      <style:page-layout-properties fo:page-width="8.5in" fo:page-height="11in" style:num-format="1" style:print-orientation="portrait" fo:margin-top="0.2189in" fo:margin-bottom="0.1665in" fo:margin-left="0.2811in" fo:margin-right="0.2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165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HELLO - Lionel Richie</text:span> 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05:16.51</meta:creation-date>
    <dc:date>2013-09-05T19:43:20.76</dc:date>
    <meta:editing-duration>PT5M38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56" meta:word-count="327" meta:character-count="2081"/>
  </office:meta>
</office:document-meta>
</file>